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houses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oute de Floreffe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oute du Fond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oute du Marly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de la Grotte 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oute du Charraux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de l' Ecole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du Village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de Besinne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A la Forge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Fond des Rivaux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Normond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Stampiat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ue Ièrdau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Romié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Gerla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Neff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string" calcext:value-type="string">
            <text:p>Montigny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Route des Crêtes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Chemin de la Fosse aux Chats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Chemin du Bois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Allée des Ramiers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Allée des Renards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Rue Beau Marche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Rue du Plateau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au-vallon</text:p>
          </table:table-cell>
          <table:table-cell office:value-type="string" calcext:value-type="string">
            <text:p>Clos des Perdrix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Place de l' Armistice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Alfred Barré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Bertrand Elie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Bajart Binamé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Edouard Binamé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Jules Binamé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Albert Binet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Camille Borbouse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Jules Borbouse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Léopold Crasset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Antoine Custinne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Ernest Delvaux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Léon Dosimont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table:style-name="ce3" office:value-type="string" calcext:value-type="string">
            <text:p>Rue Roger Dosimont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Floris Duculot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Lucien Fosséprez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Léon François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Abbé Istasse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Albert Jacob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Fernand Louis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Emile Mahaux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Georges Marchal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Marcel Masson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René Masuy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Emile Mazy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Omer Mottint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Raymond Noel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Simone Patiny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Franz Pelouse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Charles Piette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Gaston Ragon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Joseph Rigaux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Camille Stavaux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François Steignier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Cité du Chestia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de la Tour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du Fond du Bois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Chemin des Seize Pieds 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Clos du Chêne 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du Grand Feu 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Charlerie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Ferme de la Vallée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ue Lakisse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is-de-villers</text:p>
          </table:table-cell>
          <table:table-cell office:value-type="string" calcext:value-type="string">
            <text:p>Ry de Flandre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u Centre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Bois-de-Graux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Gustave Culot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 la Blanchisserie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Fond de Biaury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 Marlagne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La Levée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Edmond Mourmaux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Lambert Patiny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Louis Bertulot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Guinguette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Martin Beguin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Joseph Dawagne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Chevauchoir 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u Bourdon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s Six-Bras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Gilet-Ville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Fond de Vau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Roland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Les Anges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Joseph Pochet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Constant Biot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Gustave Misson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Pré Mathy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u Maïeur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Joseph Misson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Hayettes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Georges Pochet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Constant Demarcin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 la Bouverie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Armand Jadot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Bossontienne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u Pap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Jules Demeuse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 l' Eglise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Fernand Piett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s Crèch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u Moulin3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Baty des Foulons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Sur les Fosses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Biernostet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Manet Vivier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Chant des Oiseaux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s Champ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s Auje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Les Essart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El Vau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esve</text:p>
          </table:table-cell>
          <table:table-cell office:value-type="string" calcext:value-type="string">
            <text:p>Rue de la Tour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Saint Leger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Saint Roch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Neuville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Chemin d' Hestroy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es 4 arbres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' Arson voi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Pré Baudot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Pepin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Frappe Cul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E. Falmagne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es Fonds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e Tailfer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Drève des Chasseurs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u Bois d'Arche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u Bois Josse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u Belveder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Rochers de Frène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Covis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Fonds Delvaux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es Acremonts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e la Gare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Tantachaux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Goffioul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Tigneux-Boni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Chemin des Villas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Monty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Chemin des Sorcières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lustin</text:p>
          </table:table-cell>
          <table:table-cell office:value-type="string" calcext:value-type="string">
            <text:p>Rue du Fond de Nismes 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aussée de Dinant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oute de Floreffe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Reine Astrid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ivage (Burnot)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u Beau Vallon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u Cimetièr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es Déchanges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Général Gracia</text:p>
          </table:table-cell>
          <table:table-cell table:style-name="ce2"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e la Hulle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aussée de Namur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e la Pépiniè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Colonel Bourg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lle Coin Derret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u Herdal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Joseph Lonnoy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lle Lucie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lle de l'Onot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u Presbytère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lle Pyot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ive de Meuse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Try Saint Pierre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es Aubépines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Antoine Gémenne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Maurice Gémenne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es Mésanges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obeutienne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Roquebrune Cap Martin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es Sorbiers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Sibérie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lle des Suisse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Vignobles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u Cato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u Centenaire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Chant d'Oiseaux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los des Oiseaux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es Ecureuils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llée des Faisan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e la Ferme d'en Haut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u Grand Verger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Alphonse Jaumain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llée des Pommiers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es Sangliers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es Sarts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Avenue des Tilleul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Louis Viatour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Chemin de la Petite Hulle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string" calcext:value-type="string">
            <text:p>profondeville</text:p>
          </table:table-cell>
          <table:table-cell office:value-type="string" calcext:value-type="string">
            <text:p>C. du Point de Vue de la Sibérie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de l'Oseraie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rofondeville</text:p>
          </table:table-cell>
          <table:table-cell office:value-type="string" calcext:value-type="string">
            <text:p>Rue Buissonniè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Chaussée de Dinant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s Béguines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u Tienne au Colin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u Rivage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Bois Laiterie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s Cortils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s 7 Meuses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u Chenois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 Messe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 Miédroux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 Floreff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s Batys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Rue de Castagn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Sart à Soile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  <table:table-row table:style-name="ro1" table:number-rows-repeated="10483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2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Carlito" fo:font-size="10pt" fo:language="fr" fo:country="FR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5:38:51.674994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1:19:52</meta:creation-date>
    <dc:language>fr-FR</dc:language>
    <dc:date>2024-09-25T15:45:28.159686720</dc:date>
    <meta:editing-cycles>4</meta:editing-cycles>
    <meta:editing-duration>PT9M36S</meta:editing-duration>
    <meta:generator>Collabora_Office/23.05.9.4$Linux_X86_64 LibreOffice_project/2a8b6228468379a16970046b41c32e52b8609472</meta:generator>
    <meta:document-statistic meta:table-count="1" meta:cell-count="836" meta:object-count="0"/>
  </office:meta>
</office:document-meta>
</file>